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929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size-asian="10pt" style:font-weight-asian="normal" style:font-size-complex="10pt" style:font-weight-complex="normal" fo:hyphenate="true"/>
    </style:style>
    <style:style style:name="ce3" style:family="table-cell" style:parent-style-name="Default" style:data-style-name="N0">
      <style:table-cell-properties fo:wrap-option="wrap"/>
      <style:text-properties style:font-name="Arial" fo:font-size="10pt" style:font-size-asian="10pt" style:font-size-complex="10pt" fo:hyphenate="tru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file</text:p>
          </table:table-cell>
          <table:table-cell office:value-type="string">
            <text:p>artist</text:p>
          </table:table-cell>
          <table:table-cell office:value-type="string">
            <text:p>pass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 Bel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 Bel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ris Bel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 Bel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 Bel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ris B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ris Be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 Bel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ris B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 Bel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ris Be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 Bel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chuck_schuldiner.1</text:p>
          </table:table-cell>
          <table:table-cell office:value-type="string">
            <text:p>Chuck Schuldiner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chuck_schuldiner.2</text:p>
          </table:table-cell>
          <table:table-cell office:value-type="string">
            <text:p>Chuck Schuldine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chuck_schuldiner.3</text:p>
          </table:table-cell>
          <table:table-cell office:value-type="string">
            <text:p>Chuck Schuldiner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uck Schuldin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chuck_schuldiner.5</text:p>
          </table:table-cell>
          <table:table-cell office:value-type="string">
            <text:p>Chuck Schuldiner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chuck_schuldiner.6</text:p>
          </table:table-cell>
          <table:table-cell office:value-type="string">
            <text:p>Chuck Schuldiner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john_lennon.7</text:p>
          </table:table-cell>
          <table:table-cell office:value-type="string">
            <text:p>John Lenn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john_lennon.11</text:p>
          </table:table-cell>
          <table:table-cell office:value-type="string">
            <text:p>John Lennon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office:value-type="string">
            <text:p>john_lennon.12</text:p>
          </table:table-cell>
          <table:table-cell office:value-type="string">
            <text:p>John Lenn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john_lennon.14</text:p>
          </table:table-cell>
          <table:table-cell office:value-type="string">
            <text:p>John Lenn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john_lennon.15</text:p>
          </table:table-cell>
          <table:table-cell office:value-type="string">
            <text:p>John Lenn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ohn Le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il You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il You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il You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il You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neil_young.5</text:p>
          </table:table-cell>
          <table:table-cell office:value-type="string">
            <text:p>Neil You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il You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neil_young.7</text:p>
          </table:table-cell>
          <table:table-cell office:value-type="string">
            <text:p>Neil You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neil_young.8</text:p>
          </table:table-cell>
          <table:table-cell office:value-type="string">
            <text:p>Neil You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eil Young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neil_young.10</text:p>
          </table:table-cell>
          <table:table-cell office:value-type="string">
            <text:p>Neil You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George Harr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George Harr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George Harr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George Harr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george_harrison.5</text:p>
          </table:table-cell>
          <table:table-cell table:style-name="ce2" office:value-type="string">
            <text:p>George Harris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George Harr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George Harr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George Harris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stephen_gately.1</text:p>
          </table:table-cell>
          <table:table-cell table:style-name="ce2" office:value-type="string">
            <text:p>Stephen Gately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Stephen Gatel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Stephen Gatel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Stephen Gatel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stephen_gately.5</text:p>
          </table:table-cell>
          <table:table-cell table:style-name="ce2" office:value-type="string">
            <text:p>Stephen Gately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paul_simon.1</text:p>
          </table:table-cell>
          <table:table-cell table:style-name="ce2" office:value-type="string">
            <text:p>Paul Sim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paul_simon.2</text:p>
          </table:table-cell>
          <table:table-cell table:style-name="ce2" office:value-type="string">
            <text:p>Paul Sim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ul Sim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paul_simon.4</text:p>
          </table:table-cell>
          <table:table-cell table:style-name="ce2" office:value-type="string">
            <text:p>Paul Sim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paul_simon.5</text:p>
          </table:table-cell>
          <table:table-cell table:style-name="ce2" office:value-type="string">
            <text:p>Paul Sim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paul_simon.6</text:p>
          </table:table-cell>
          <table:table-cell table:style-name="ce2" office:value-type="string">
            <text:p>Paul Simo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paul_simon.7</text:p>
          </table:table-cell>
          <table:table-cell table:style-name="ce2" office:value-type="string">
            <text:p>Paul Sim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ul Sim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ul Sim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paul_simon.10</text:p>
          </table:table-cell>
          <table:table-cell table:style-name="ce2" office:value-type="string">
            <text:p>Paul Simon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ben_folds.2</text:p>
          </table:table-cell>
          <table:table-cell table:style-name="ce2" office:value-type="string">
            <text:p>Ben Fold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ben_folds.6</text:p>
          </table:table-cell>
          <table:table-cell table:style-name="ce2" office:value-type="string">
            <text:p>Ben Folds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ben_folds.8</text:p>
          </table:table-cell>
          <table:table-cell table:style-name="ce2" office:value-type="string">
            <text:p>Ben Fold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ben_folds.9</text:p>
          </table:table-cell>
          <table:table-cell table:style-name="ce2" office:value-type="string">
            <text:p>Ben Fold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n Fold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1</text:p>
          </table:table-cell>
          <table:table-cell table:style-name="ce2" office:value-type="string">
            <text:p>Michael Angelakos (Gossamer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2</text:p>
          </table:table-cell>
          <table:table-cell table:style-name="ce2" office:value-type="string">
            <text:p>Michael Angelakos (Gossamer)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Gossamer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4</text:p>
          </table:table-cell>
          <table:table-cell table:style-name="ce2" office:value-type="string">
            <text:p>Michael Angelakos (Gossamer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5</text:p>
          </table:table-cell>
          <table:table-cell table:style-name="ce2" office:value-type="string">
            <text:p>Michael Angelakos (Gossamer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6</text:p>
          </table:table-cell>
          <table:table-cell table:style-name="ce2" office:value-type="string">
            <text:p>Michael Angelakos (Gossamer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Gossamer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Gossamer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Gossamer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10</text:p>
          </table:table-cell>
          <table:table-cell table:style-name="ce2" office:value-type="string">
            <text:p>Michael Angelakos (Gossamer)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11</text:p>
          </table:table-cell>
          <table:table-cell table:style-name="ce2" office:value-type="string">
            <text:p>Michael Angelakos (Gossamer)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office:value-type="string">
            <text:p>michael_angelakos_-_gossamer.12</text:p>
          </table:table-cell>
          <table:table-cell table:style-name="ce2" office:value-type="string">
            <text:p>Michael Angelakos (Gossamer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Gossamer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ichael_angelakos_-_manners.1</text:p>
          </table:table-cell>
          <table:table-cell table:style-name="ce2" office:value-type="string">
            <text:p>Michael Angelakos (Manners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Manners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Manners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Manners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ichael_angelakos_-_manners.5</text:p>
          </table:table-cell>
          <table:table-cell table:style-name="ce2" office:value-type="string">
            <text:p>Michael Angelakos (Manners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michael_angelakos_-_manners.6</text:p>
          </table:table-cell>
          <table:table-cell table:style-name="ce2" office:value-type="string">
            <text:p>Michael Angelakos (Manners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michael_angelakos_-_manners.7</text:p>
          </table:table-cell>
          <table:table-cell table:style-name="ce2" office:value-type="string">
            <text:p>Michael Angelakos (Manners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Manners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ichael_angelakos_-_manners.9</text:p>
          </table:table-cell>
          <table:table-cell table:style-name="ce2" office:value-type="string">
            <text:p>Michael Angelakos (Manners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Michael Angelakos (Manners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Richard Manue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richard_manuel.2</text:p>
          </table:table-cell>
          <table:table-cell table:style-name="ce3" office:value-type="string">
            <text:p>Richard Manue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richard_manuel.3</text:p>
          </table:table-cell>
          <table:table-cell table:style-name="ce3" office:value-type="string">
            <text:p>Richard Manue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ichard_manuel.4</text:p>
          </table:table-cell>
          <table:table-cell table:style-name="ce3" office:value-type="string">
            <text:p>Richard Manuel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richard_manuel.5</text:p>
          </table:table-cell>
          <table:table-cell table:style-name="ce3" office:value-type="string">
            <text:p>Richard Manue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ichard_manuel.6</text:p>
          </table:table-cell>
          <table:table-cell table:style-name="ce3" office:value-type="string">
            <text:p>Richard Manue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richard_manuel.7</text:p>
          </table:table-cell>
          <table:table-cell table:style-name="ce3" office:value-type="string">
            <text:p>Richard Manue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Richard Manue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richard_manuel.9</text:p>
          </table:table-cell>
          <table:table-cell table:style-name="ce3" office:value-type="string">
            <text:p>Richard Manuel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richard_manuel.10</text:p>
          </table:table-cell>
          <table:table-cell table:style-name="ce3" office:value-type="string">
            <text:p>Richard Manue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roger_penzabene.1</text:p>
          </table:table-cell>
          <table:table-cell table:style-name="ce3" office:value-type="string">
            <text:p>Roger Penzabe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roger_penzabene.2</text:p>
          </table:table-cell>
          <table:table-cell table:style-name="ce3" office:value-type="string">
            <text:p>Roger Penzaben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Roger Penzabe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roger_penzabene.4</text:p>
          </table:table-cell>
          <table:table-cell table:style-name="ce3" office:value-type="string">
            <text:p>Roger Penzaben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roger_penzabene.5</text:p>
          </table:table-cell>
          <table:table-cell table:style-name="ce3" office:value-type="string">
            <text:p>Roger Penzaben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el Sha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el Sha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el Sha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del_shannon.4</text:p>
          </table:table-cell>
          <table:table-cell table:style-name="ce3" office:value-type="string">
            <text:p>Del Shann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del_shannon.5</text:p>
          </table:table-cell>
          <table:table-cell table:style-name="ce3" office:value-type="string">
            <text:p>Del Shann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del_shannon.6</text:p>
          </table:table-cell>
          <table:table-cell table:style-name="ce3" office:value-type="string">
            <text:p>Del Shann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el Shanno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>
            <text:p>Michael Hutchenc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michael_hutchence.2</text:p>
          </table:table-cell>
          <table:table-cell table:style-name="ce3" office:value-type="string">
            <text:p>Michael Hutchenc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>
            <text:p>Michael Hutchenc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peter_bellamy.2</text:p>
          </table:table-cell>
          <table:table-cell table:style-name="ce3" office:value-type="string">
            <text:p>Peter Bellam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peter_bellamy.4</text:p>
          </table:table-cell>
          <table:table-cell table:style-name="ce3" office:value-type="string">
            <text:p>Peter Bellamy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peter_bellamy.5</text:p>
          </table:table-cell>
          <table:table-cell table:style-name="ce3" office:value-type="string">
            <text:p>Peter Bellam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peter_bellamy.6</text:p>
          </table:table-cell>
          <table:table-cell table:style-name="ce3" office:value-type="string">
            <text:p>Peter Bellam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peter_bellamy.7</text:p>
          </table:table-cell>
          <table:table-cell table:style-name="ce3" office:value-type="string">
            <text:p>Peter Bellam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peter_bellamy.8</text:p>
          </table:table-cell>
          <table:table-cell table:style-name="ce3" office:value-type="string">
            <text:p>Peter Bellam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peter_bellamy.10</text:p>
          </table:table-cell>
          <table:table-cell table:style-name="ce3" office:value-type="string">
            <text:p>Peter Bellam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eter Bellam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peter_bellamy.13</text:p>
          </table:table-cell>
          <table:table-cell table:style-name="ce3" office:value-type="string">
            <text:p>Peter Bellam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peter_bellamy.14</text:p>
          </table:table-cell>
          <table:table-cell table:style-name="ce3" office:value-type="string">
            <text:p>Peter Bellamy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peter_bellamy.15</text:p>
          </table:table-cell>
          <table:table-cell table:style-name="ce3" office:value-type="string">
            <text:p>Peter Bellamy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peter_bellamy.16</text:p>
          </table:table-cell>
          <table:table-cell table:style-name="ce3" office:value-type="string">
            <text:p>Peter Bellam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peter_bellamy.17</text:p>
          </table:table-cell>
          <table:table-cell table:style-name="ce3" office:value-type="string">
            <text:p>Peter Bellam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peter_bellamy.18</text:p>
          </table:table-cell>
          <table:table-cell table:style-name="ce3" office:value-type="string">
            <text:p>Peter Bellam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tom_evans.1</text:p>
          </table:table-cell>
          <table:table-cell table:style-name="ce3" office:value-type="string">
            <text:p>Tom Eva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tom_evans.6</text:p>
          </table:table-cell>
          <table:table-cell table:style-name="ce3" office:value-type="string">
            <text:p>Tom Eva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tom_evans.11</text:p>
          </table:table-cell>
          <table:table-cell table:style-name="ce3" office:value-type="string">
            <text:p>Tom Eva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tom_evans.12</text:p>
          </table:table-cell>
          <table:table-cell table:style-name="ce3" office:value-type="string">
            <text:p>Tom Eva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om Eva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doug_hopkins.1</text:p>
          </table:table-cell>
          <table:table-cell table:style-name="ce3" office:value-type="string">
            <text:p>Doug Hopki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oug Hopki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Doug Hopkins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string">
            <text:p>doug_hopkins.4</text:p>
          </table:table-cell>
          <table:table-cell table:style-name="ce3" office:value-type="string">
            <text:p>Doug Hopki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03:12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01:47:56</meta:creation-date>
    <meta:generator>LibreOffice/4.0.2.2$Linux_X86_64 LibreOffice_project/400m0$Build-2</meta:generator>
    <dc:date>2013-07-03T03:40:12</dc:date>
    <meta:editing-duration>PT31M30S</meta:editing-duration>
    <meta:editing-cycles>59</meta:editing-cycles>
    <meta:document-statistic meta:table-count="1" meta:cell-count="416" meta:object-count="0"/>
  </office:meta>
</office:document-meta>
</file>